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1875in" style:rel-column-width="21418*"/>
    </style:style>
    <style:style style:name="Таблица1.B" style:family="table-column">
      <style:table-column-properties style:column-width="2.3104in" style:rel-column-width="22622*"/>
    </style:style>
    <style:style style:name="Таблица1.C" style:family="table-column">
      <style:table-column-properties style:column-width="2.1951in" style:rel-column-width="21495*"/>
    </style:style>
    <style:style style:name="Таблица1.A1" style:family="table-cell">
      <style:table-cell-properties style:writing-mode="page"/>
    </style:style>
    <style:style style:name="Таблица1.4" style:family="table-row">
      <style:table-row-properties style:min-row-height="0.3882in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1875in" style:rel-column-width="21418*"/>
    </style:style>
    <style:style style:name="Таблица2.B" style:family="table-column">
      <style:table-column-properties style:column-width="2.3104in" style:rel-column-width="22622*"/>
    </style:style>
    <style:style style:name="Таблица2.C" style:family="table-column">
      <style:table-column-properties style:column-width="2.1951in" style:rel-column-width="21495*"/>
    </style:style>
    <style:style style:name="Таблица2.A1" style:family="table-cell">
      <style:table-cell-properties style:writing-mode="page"/>
    </style:style>
    <style:style style:name="Таблица2.4" style:family="table-row">
      <style:table-row-properties style:min-row-height="0.3882in"/>
    </style:style>
    <style:style style:name="P1" style:family="paragraph" style:parent-style-name="Standard">
      <style:paragraph-properties style:writing-mode="lr-tb"/>
      <style:text-properties style:font-name="sans-serif" fo:font-size="15pt"/>
    </style:style>
    <style:style style:name="P2" style:family="paragraph" style:parent-style-name="Standard">
      <loext:graphic-properties draw:fill="solid" draw:fill-color="#262b33"/>
      <style:paragraph-properties fo:background-color="#262b33" fo:padding="0in" fo:border="none" style:shadow="none"/>
    </style:style>
    <style:style style:name="P3" style:family="paragraph" style:parent-style-name="Standard">
      <style:text-properties officeooo:rsid="002b35d7" officeooo:paragraph-rsid="002b35d7"/>
    </style:style>
    <style:style style:name="P4" style:family="paragraph" style:parent-style-name="Standard">
      <style:text-properties officeooo:rsid="002bc583" officeooo:paragraph-rsid="002bc583"/>
    </style:style>
    <style:style style:name="P5" style:family="paragraph" style:parent-style-name="Standard">
      <style:text-properties officeooo:rsid="00301292" officeooo:paragraph-rsid="00301292"/>
    </style:style>
    <style:style style:name="P6" style:family="paragraph" style:parent-style-name="Table_20_Contents">
      <style:text-properties officeooo:rsid="001ed2ef" officeooo:paragraph-rsid="001ed2ef"/>
    </style:style>
    <style:style style:name="P7" style:family="paragraph" style:parent-style-name="Table_20_Contents">
      <style:text-properties officeooo:rsid="0021404f" officeooo:paragraph-rsid="0021404f"/>
    </style:style>
    <style:style style:name="P8" style:family="paragraph" style:parent-style-name="Table_20_Contents">
      <style:text-properties officeooo:rsid="0023322b" officeooo:paragraph-rsid="0023322b"/>
    </style:style>
    <style:style style:name="P9" style:family="paragraph" style:parent-style-name="Table_20_Contents">
      <style:text-properties officeooo:rsid="00261c30" officeooo:paragraph-rsid="00261c30"/>
    </style:style>
    <style:style style:name="P10" style:family="paragraph" style:parent-style-name="Table_20_Contents">
      <style:text-properties officeooo:rsid="002729de" officeooo:paragraph-rsid="002729de"/>
    </style:style>
    <style:style style:name="P11" style:family="paragraph" style:parent-style-name="Table_20_Contents">
      <style:text-properties officeooo:rsid="0029d002" officeooo:paragraph-rsid="0029d002"/>
    </style:style>
    <style:style style:name="P12" style:family="paragraph" style:parent-style-name="Standard">
      <style:text-properties officeooo:rsid="00301292" officeooo:paragraph-rsid="00301292"/>
    </style:style>
    <style:style style:name="P13" style:family="paragraph" style:parent-style-name="Standard">
      <loext:graphic-properties draw:fill="solid" draw:fill-color="#262b33"/>
      <style:paragraph-properties fo:background-color="#262b33" fo:padding="0in" fo:border="none" style:shadow="none"/>
      <style:text-properties officeooo:rsid="00301292" officeooo:paragraph-rsid="00301292"/>
    </style:style>
    <style:style style:name="P14" style:family="paragraph" style:parent-style-name="Standard">
      <style:text-properties officeooo:rsid="002bc583" officeooo:paragraph-rsid="00338c91"/>
    </style:style>
    <style:style style:name="P15" style:family="paragraph" style:parent-style-name="Standard">
      <style:text-properties officeooo:paragraph-rsid="00338c91"/>
    </style:style>
    <style:style style:name="P16" style:family="paragraph" style:parent-style-name="Standard">
      <style:text-properties officeooo:rsid="003909f1" officeooo:paragraph-rsid="003909f1"/>
    </style:style>
    <style:style style:name="P17" style:family="paragraph" style:parent-style-name="Table_20_Contents">
      <style:text-properties officeooo:rsid="001ed2ef" officeooo:paragraph-rsid="00338c91"/>
    </style:style>
    <style:style style:name="P18" style:family="paragraph" style:parent-style-name="Table_20_Contents">
      <style:text-properties officeooo:rsid="0021404f" officeooo:paragraph-rsid="00338c91"/>
    </style:style>
    <style:style style:name="P19" style:family="paragraph" style:parent-style-name="Table_20_Contents">
      <style:text-properties officeooo:rsid="0023322b" officeooo:paragraph-rsid="00338c91"/>
    </style:style>
    <style:style style:name="P20" style:family="paragraph" style:parent-style-name="Table_20_Contents">
      <style:text-properties officeooo:rsid="00261c30" officeooo:paragraph-rsid="00338c91"/>
    </style:style>
    <style:style style:name="P21" style:family="paragraph" style:parent-style-name="Table_20_Contents">
      <style:text-properties officeooo:rsid="002729de" officeooo:paragraph-rsid="00338c91"/>
    </style:style>
    <style:style style:name="P22" style:family="paragraph" style:parent-style-name="Table_20_Contents">
      <style:text-properties officeooo:rsid="0029d002" officeooo:paragraph-rsid="00338c91"/>
    </style:style>
    <style:style style:name="P23" style:family="paragraph" style:parent-style-name="Table_20_Contents">
      <style:text-properties officeooo:paragraph-rsid="00338c91"/>
    </style:style>
    <style:style style:name="T1" style:family="text">
      <style:text-properties fo:color="#47bc9b" loext:opacity="100%" style:font-name="JetBrai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47bc9b" loext:opacity="100%" style:font-name="JetBrai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8f9d6a" loext:opacity="100%" style:font-name="JetBrai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8f9d6a" loext:opacity="100%" style:font-name="JetBrai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9b859d" loext:opacity="100%" style:font-name="JetBrains Mono" fo:font-size="9pt" fo:font-style="italic" fo:font-weight="normal" style:font-size-asian="9pt" style:font-style-asian="italic" style:font-weight-asian="normal"/>
    </style:style>
    <style:style style:name="T6" style:family="text">
      <style:text-properties fo:color="#9b859d" loext:opacity="100%" style:font-name="JetBrains Mono" fo:font-size="9pt" fo:font-style="italic" fo:font-weight="normal" style:font-size-asian="9pt" style:font-style-asian="italic" style:font-weight-asian="normal"/>
    </style:style>
    <style:style style:name="T7" style:family="text">
      <style:text-properties fo:color="#7587a6" loext:opacity="100%" style:font-name="JetBrai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7587a6" loext:opacity="100%" style:font-name="JetBrai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a7a7a7" loext:opacity="100%" style:font-name="JetBrai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a7a7a7" loext:opacity="100%" style:font-name="JetBrai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f9ee98" loext:opacity="100%" style:font-name="JetBrains Mono" fo:font-size="9pt" fo:font-style="italic" fo:font-weight="normal" style:font-size-asian="9pt" style:font-style-asian="italic" style:font-weight-asian="normal"/>
    </style:style>
    <style:style style:name="T12" style:family="text">
      <style:text-properties fo:color="#f9ee98" loext:opacity="100%" style:font-name="JetBrains Mono" fo:font-size="9pt" fo:font-style="italic" fo:font-weight="normal" style:font-size-asian="9pt" style:font-style-asian="italic" style:font-weight-asian="normal"/>
    </style:style>
    <style:style style:name="T13" style:family="text">
      <style:text-properties fo:color="#cda869" loext:opacity="100%" style:font-name="JetBrai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cda869" loext:opacity="100%" style:font-name="JetBrai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cf6a4c" loext:opacity="100%" style:font-name="JetBrai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cf6a4c" loext:opacity="100%" style:font-name="JetBrai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747c84" loext:opacity="100%" style:font-name="JetBrains Mono" fo:font-size="9pt" fo:font-style="italic" fo:font-weight="normal" style:font-size-asian="9pt" style:font-style-asian="italic" style:font-weight-asian="normal"/>
    </style:style>
    <style:style style:name="T18" style:family="text">
      <style:text-properties officeooo:rsid="00247711"/>
    </style:style>
    <style:style style:name="T19" style:family="text">
      <style:text-properties officeooo:rsid="00351290"/>
    </style:style>
    <style:style style:name="T20" style:family="text">
      <style:text-properties officeooo:rsid="00354577"/>
    </style:style>
    <style:style style:name="T21" style:family="text">
      <style:text-properties officeooo:rsid="0036dd6c"/>
    </style:style>
    <style:style style:name="T22" style:family="text">
      <style:text-properties officeooo:rsid="00371ffb"/>
    </style:style>
    <style:style style:name="T23" style:family="text">
      <style:text-properties officeooo:rsid="00391f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32"/>Задание 1</text:p>
      <text:p text:style-name="Standard"/>
      <text:p text:style-name="P2"><text:span text:style-name="T1">#include </text:span><text:span text:style-name="T3">&lt;iostream&gt;</text:span><text:line-break/><text:span text:style-name="T1">#include </text:span><text:span text:style-name="T3">&lt;vector&gt;</text:span><text:line-break/><text:span text:style-name="T1">#include </text:span><text:span text:style-name="T3">&lt;fstream&gt;</text:span><text:line-break/><text:span text:style-name="T1">#include </text:span><text:span text:style-name="T3">&lt;sstream&gt;</text:span><text:line-break/><text:span text:style-name="T1">#include </text:span><text:span text:style-name="T3">&lt;thread&gt;</text:span><text:line-break/><text:span text:style-name="T1">#include </text:span><text:span text:style-name="T3">&lt;future&gt;</text:span><text:line-break/><text:line-break/><text:span text:style-name="T5">void </text:span><text:span text:style-name="T7">count</text:span><text:span text:style-name="T9">(</text:span><text:span text:style-name="T1">std</text:span><text:span text:style-name="T9">::</text:span><text:span text:style-name="T11">string </text:span><text:span text:style-name="T13">file_path</text:span><text:span text:style-name="T9">, </text:span><text:span text:style-name="T1">std</text:span><text:span text:style-name="T9">::</text:span><text:span text:style-name="T11">string </text:span><text:span text:style-name="T13">word</text:span><text:span text:style-name="T9">, </text:span><text:span text:style-name="T5">int</text:span><text:span text:style-name="T9">&amp; </text:span><text:span text:style-name="T13">counter</text:span><text:span text:style-name="T9">) {</text:span><text:line-break/><text:span text:style-name="T9"> <text:s text:c="3"/></text:span><text:span text:style-name="T1">std</text:span><text:span text:style-name="T9">::</text:span><text:span text:style-name="T11">ifstream </text:span><text:span text:style-name="T15">stream</text:span><text:span text:style-name="T9">(</text:span><text:span text:style-name="T13">file_path</text:span><text:span text:style-name="T9">);</text:span><text:line-break/><text:span text:style-name="T9"> <text:s text:c="3"/></text:span><text:span text:style-name="T1">std</text:span><text:span text:style-name="T9">::</text:span><text:span text:style-name="T1">vector</text:span><text:span text:style-name="T9">&lt;</text:span><text:span text:style-name="T1">std</text:span><text:span text:style-name="T9">::</text:span><text:span text:style-name="T11">string</text:span><text:span text:style-name="T9">&gt; </text:span><text:span text:style-name="T15">words</text:span><text:span text:style-name="T9">;</text:span><text:line-break/><text:span text:style-name="T9"> <text:s text:c="3"/></text:span><text:span text:style-name="T13">counter </text:span><text:span text:style-name="T9">= </text:span><text:span text:style-name="T13">0</text:span><text:span text:style-name="T9">;</text:span><text:line-break/><text:span text:style-name="T9"> <text:s text:c="3"/></text:span><text:span text:style-name="T5">if </text:span><text:span text:style-name="T9">(</text:span><text:span text:style-name="T15">stream</text:span><text:span text:style-name="T9">.</text:span><text:span text:style-name="T7">is_open</text:span><text:span text:style-name="T9">()) {</text:span><text:line-break/><text:span text:style-name="T9"> <text:s text:c="7"/></text:span><text:span text:style-name="T5">while </text:span><text:span text:style-name="T9">(!</text:span><text:span text:style-name="T15">stream</text:span><text:span text:style-name="T9">.</text:span><text:span text:style-name="T7">eof</text:span><text:span text:style-name="T9">()) {</text:span><text:line-break/><text:span text:style-name="T9"> <text:s text:c="11"/></text:span><text:span text:style-name="T1">std</text:span><text:span text:style-name="T9">::</text:span><text:span text:style-name="T11">string </text:span><text:span text:style-name="T15">temp_</text:span><text:span text:style-name="T9">;</text:span><text:line-break/><text:span text:style-name="T9"> <text:s text:c="11"/></text:span><text:span text:style-name="T15">stream </text:span><text:span text:style-name="T9">&gt;&gt; </text:span><text:span text:style-name="T15">temp_</text:span><text:span text:style-name="T9">;</text:span><text:line-break/><text:span text:style-name="T9"> <text:s text:c="11"/></text:span><text:span text:style-name="T5">if </text:span><text:span text:style-name="T9">(</text:span><text:span text:style-name="T15">temp_ </text:span><text:span text:style-name="T9">== </text:span><text:span text:style-name="T13">word</text:span><text:span text:style-name="T9">) {</text:span><text:line-break/><text:span text:style-name="T9"> <text:s text:c="15"/></text:span><text:span text:style-name="T13">counter</text:span><text:span text:style-name="T9">++;</text:span><text:line-break/><text:span text:style-name="T9"> <text:s text:c="11"/>}</text:span><text:line-break/><text:span text:style-name="T9"> <text:s text:c="7"/>}</text:span><text:line-break/><text:span text:style-name="T9"> <text:s text:c="3"/>}</text:span><text:line-break/><text:span text:style-name="T9">}</text:span><text:line-break/><text:line-break/><text:span text:style-name="T5">int </text:span><text:span text:style-name="T7">main</text:span><text:span text:style-name="T9">()</text:span><text:line-break/><text:span text:style-name="T9">{</text:span><text:line-break/><text:span text:style-name="T9"> <text:s text:c="3"/></text:span><text:span text:style-name="T1">std</text:span><text:span text:style-name="T9">::</text:span><text:span text:style-name="T11">ifstream </text:span><text:span text:style-name="T15">fin</text:span><text:span text:style-name="T9">(</text:span><text:span text:style-name="T3">"files.txt"</text:span><text:span text:style-name="T9">);</text:span><text:line-break/><text:span text:style-name="T9"> <text:s text:c="3"/></text:span><text:span text:style-name="T1">std</text:span><text:span text:style-name="T9">::</text:span><text:span text:style-name="T1">vector</text:span><text:span text:style-name="T9">&lt;</text:span><text:span text:style-name="T1">std</text:span><text:span text:style-name="T9">::</text:span><text:span text:style-name="T11">string</text:span><text:span text:style-name="T9">&gt; </text:span><text:span text:style-name="T15">files</text:span><text:span text:style-name="T9">;</text:span><text:line-break/><text:line-break/><text:span text:style-name="T9"> <text:s text:c="3"/></text:span><text:span text:style-name="T5">while </text:span><text:span text:style-name="T9">(!</text:span><text:span text:style-name="T15">fin</text:span><text:span text:style-name="T9">.</text:span><text:span text:style-name="T7">eof</text:span><text:span text:style-name="T9">()) {</text:span><text:line-break/><text:span text:style-name="T9"> <text:s text:c="7"/></text:span><text:span text:style-name="T1">std</text:span><text:span text:style-name="T9">::</text:span><text:span text:style-name="T11">stringstream </text:span><text:span text:style-name="T15">buffer</text:span><text:span text:style-name="T9">;</text:span><text:line-break/><text:span text:style-name="T9"> <text:s text:c="7"/></text:span><text:span text:style-name="T1">std</text:span><text:span text:style-name="T9">::</text:span><text:span text:style-name="T11">string </text:span><text:span text:style-name="T15">file_path</text:span><text:span text:style-name="T9">;</text:span><text:line-break/><text:span text:style-name="T9"> <text:s text:c="7"/></text:span><text:span text:style-name="T15">fin </text:span><text:span text:style-name="T9">&gt;&gt; </text:span><text:span text:style-name="T15">file_path</text:span><text:span text:style-name="T9">;</text:span><text:line-break/><text:span text:style-name="T9"> <text:s text:c="7"/></text:span><text:span text:style-name="T15">files</text:span><text:span text:style-name="T9">.</text:span><text:span text:style-name="T7">push_back</text:span><text:span text:style-name="T9">(</text:span><text:span text:style-name="T15">file_path</text:span><text:span text:style-name="T9">);</text:span><text:line-break/><text:span text:style-name="T9"> <text:s text:c="3"/>}</text:span><text:line-break/><text:line-break/><text:span text:style-name="T9"> <text:s text:c="3"/></text:span><text:span text:style-name="T1">std</text:span><text:span text:style-name="T9">::</text:span><text:span text:style-name="T1">vector</text:span><text:span text:style-name="T9">&lt;</text:span><text:span text:style-name="T5">int</text:span><text:span text:style-name="T9">&gt; </text:span><text:span text:style-name="T15">counters</text:span><text:span text:style-name="T9">(</text:span><text:span text:style-name="T15">files</text:span><text:span text:style-name="T9">.</text:span><text:span text:style-name="T7">size</text:span><text:span text:style-name="T9">());</text:span><text:line-break/><text:line-break/><text:span text:style-name="T9"> <text:s text:c="3"/></text:span><text:span text:style-name="T17">/*for (auto &amp; file : files)</text:span><text:line-break/><text:span text:style-name="T17"> <text:s text:c="3"/>{</text:span><text:line-break/><text:span text:style-name="T17"> <text:s text:c="7"/>std::cout &lt;&lt; file &lt;&lt; "\n";</text:span><text:line-break/><text:span text:style-name="T17"> <text:s text:c="3"/>}*/</text:span><text:line-break/><text:line-break/><text:span text:style-name="T17"> <text:s text:c="3"/></text:span><text:span text:style-name="T1">std</text:span><text:span text:style-name="T9">::</text:span><text:span text:style-name="T11">string </text:span><text:span text:style-name="T15">word </text:span><text:span text:style-name="T9">= </text:span><text:span text:style-name="T3">"std::string"</text:span><text:span text:style-name="T9">;</text:span><text:line-break/><text:span text:style-name="T9"> <text:s text:c="3"/></text:span><text:span text:style-name="T1">std</text:span><text:span text:style-name="T9">::</text:span><text:span text:style-name="T1">vector</text:span><text:span text:style-name="T9">&lt;</text:span><text:span text:style-name="T1">std</text:span><text:span text:style-name="T9">::</text:span><text:span text:style-name="T1">thread</text:span><text:span text:style-name="T9">&gt; </text:span><text:span text:style-name="T15">threads</text:span><text:span text:style-name="T9">(</text:span><text:span text:style-name="T15">files</text:span><text:span text:style-name="T9">.</text:span><text:span text:style-name="T7">size</text:span><text:span text:style-name="T9">());</text:span><text:line-break/><text:line-break/><text:span text:style-name="T9"> <text:s text:c="3"/></text:span><text:span text:style-name="T5">auto </text:span><text:span text:style-name="T15">start1 </text:span><text:span text:style-name="T9">= </text:span><text:span text:style-name="T1">std</text:span><text:span text:style-name="T9">::</text:span><text:span text:style-name="T1">chrono</text:span><text:span text:style-name="T9">::</text:span><text:span text:style-name="T1">system_clock</text:span><text:span text:style-name="T9">::</text:span><text:span text:style-name="T7">now</text:span><text:span text:style-name="T9">();</text:span><text:line-break/><text:span text:style-name="T9"> <text:s text:c="3"/></text:span><text:span text:style-name="T5">for </text:span><text:span text:style-name="T9">(</text:span><text:span text:style-name="T5">int </text:span><text:span text:style-name="T15">i </text:span><text:span text:style-name="T9">= </text:span><text:span text:style-name="T13">0</text:span><text:span text:style-name="T9">; </text:span><text:span text:style-name="T15">i </text:span><text:span text:style-name="T9">&lt; </text:span><text:span text:style-name="T15">files</text:span><text:span text:style-name="T9">.</text:span><text:span text:style-name="T7">size</text:span><text:span text:style-name="T9">(); </text:span><text:span text:style-name="T15">i</text:span><text:span text:style-name="T9">++)</text:span><text:line-break/><text:span text:style-name="T9"> <text:s text:c="3"/>{</text:span><text:line-break/><text:span text:style-name="T9"> <text:s text:c="7"/></text:span><text:span text:style-name="T15">threads</text:span><text:span text:style-name="T9">[</text:span><text:span text:style-name="T15">i</text:span><text:span text:style-name="T9">]=</text:span><text:span text:style-name="T1">std</text:span><text:span text:style-name="T9">::</text:span><text:span text:style-name="T7">thread</text:span><text:span text:style-name="T9">(</text:span><text:span text:style-name="T7">count</text:span><text:span text:style-name="T9">, </text:span><text:span text:style-name="T15">files</text:span><text:span text:style-name="T9">.</text:span><text:span text:style-name="T7">at</text:span><text:span text:style-name="T9">(</text:span><text:span text:style-name="T15">i</text:span><text:span text:style-name="T9">), </text:span><text:span text:style-name="T15">word</text:span><text:span text:style-name="T9">,</text:span><text:line-break/><text:span text:style-name="T9"> <text:s text:c="30"/></text:span><text:span text:style-name="T1">std</text:span><text:span text:style-name="T9">::</text:span><text:span text:style-name="T7">ref</text:span><text:span text:style-name="T9">(</text:span><text:span text:style-name="T15">counters</text:span><text:span text:style-name="T9">[</text:span><text:span text:style-name="T15">i</text:span><text:span text:style-name="T9">]));</text:span><text:line-break/><text:span text:style-name="T9"> <text:s text:c="3"/>}</text:span><text:line-break/><text:line-break/><text:span text:style-name="T9"> <text:s text:c="3"/></text:span><text:span text:style-name="T5">for </text:span><text:span text:style-name="T9">(</text:span><text:span text:style-name="T5">int </text:span><text:span text:style-name="T15">i </text:span><text:span text:style-name="T9">= </text:span><text:span text:style-name="T13">0</text:span><text:span text:style-name="T9">; </text:span><text:span text:style-name="T15">i </text:span><text:span text:style-name="T9">&lt; </text:span><text:span text:style-name="T15">files</text:span><text:span text:style-name="T9">.</text:span><text:span text:style-name="T7">size</text:span><text:span text:style-name="T9">(); </text:span><text:span text:style-name="T15">i</text:span><text:span text:style-name="T9">++)</text:span><text:line-break/><text:span text:style-name="T9"> <text:s text:c="3"/>{</text:span><text:line-break/><text:span text:style-name="T9"> <text:s text:c="7"/></text:span><text:span text:style-name="T15">threads</text:span><text:span text:style-name="T9">[</text:span><text:span text:style-name="T15">i</text:span><text:span text:style-name="T9">].</text:span><text:span text:style-name="T7">join</text:span><text:span text:style-name="T9">();</text:span><text:line-break/><text:span text:style-name="T9"> <text:s text:c="3"/>}</text:span><text:line-break/><text:span text:style-name="T9"> <text:s text:c="3"/></text:span><text:span text:style-name="T5">auto </text:span><text:span text:style-name="T15">stop1 </text:span><text:span text:style-name="T9">= </text:span><text:span text:style-name="T1">std</text:span><text:span text:style-name="T9">::</text:span><text:span text:style-name="T1">chrono</text:span><text:span text:style-name="T9">::</text:span><text:span text:style-name="T1">system_clock</text:span><text:span text:style-name="T9">::</text:span><text:span text:style-name="T7">now</text:span><text:span text:style-name="T9">();</text:span><text:line-break/><text:span text:style-name="T9"> <text:s text:c="3"/></text:span><text:span text:style-name="T1">std</text:span><text:span text:style-name="T9">::</text:span><text:span text:style-name="T15">cout </text:span><text:span text:style-name="T9">&lt;&lt; </text:span><text:span text:style-name="T3">"Thread time: " </text:span><text:span text:style-name="T9">&lt;&lt; </text:span><text:span text:style-name="T1">std</text:span><text:span text:style-name="T9">::</text:span><text:span text:style-name="T1">chrono</text:span><text:span text:style-name="T9">::</text:span><text:span text:style-name="T7">duration</text:span><text:span text:style-name="T9">&lt;</text:span><text:span text:style-name="T5">double</text:span><text:span text:style-name="T9">&gt;(</text:span><text:span text:style-name="T15">stop1 </text:span><text:span text:style-name="T9">- </text:span><text:span text:style-name="T15">start1</text:span><text:span text:style-name="T9">).</text:span><text:span text:style-name="T7">count</text:span><text:span text:style-name="T9">() &lt;&lt; </text:span><text:span text:style-name="T3">" sec.</text:span><text:span text:style-name="T9">\n</text:span><text:span text:style-name="T3">"</text:span><text:span text:style-name="T9">;</text:span><text:line-break/><text:line-break/><text:span text:style-name="T9"> <text:s text:c="3"/></text:span><text:span text:style-name="T5">for </text:span><text:span text:style-name="T9">(</text:span><text:span text:style-name="T11">size_t </text:span><text:span text:style-name="T15">i </text:span><text:span text:style-name="T9">= </text:span><text:span text:style-name="T13">0</text:span><text:span text:style-name="T9">; </text:span><text:span text:style-name="T15">i </text:span><text:span text:style-name="T9">&lt; </text:span><text:span text:style-name="T15">counters</text:span><text:span text:style-name="T9">.</text:span><text:span text:style-name="T7">size</text:span><text:span text:style-name="T9">(); </text:span><text:span text:style-name="T15">i</text:span><text:span text:style-name="T9">++)</text:span><text:line-break/><text:span text:style-name="T9"> <text:s text:c="3"/>{</text:span><text:line-break/><text:span text:style-name="T9"> <text:s text:c="7"/></text:span><text:span text:style-name="T1">std</text:span><text:span text:style-name="T9">::</text:span><text:span text:style-name="T15">cout </text:span><text:span text:style-name="T9">&lt;&lt; </text:span><text:span text:style-name="T3">"counter " </text:span><text:span text:style-name="T9">&lt;&lt; </text:span><text:span text:style-name="T15">i </text:span><text:span text:style-name="T9">&lt;&lt;</text:span><text:span text:style-name="T3">" "</text:span><text:span text:style-name="T9">&lt;&lt; </text:span><text:span text:style-name="T15">counters</text:span><text:span text:style-name="T9">[</text:span><text:span text:style-name="T15">i</text:span><text:span text:style-name="T9">] &lt;&lt; </text:span><text:span text:style-name="T3">"</text:span><text:span text:style-name="T9">\n</text:span><text:span text:style-name="T3">"</text:span><text:span text:style-name="T9">;</text:span><text:line-break/><text:span text:style-name="T9"> <text:s text:c="3"/>}</text:span><text:line-break/><text:line-break/><text:soft-page-break/><text:span text:style-name="T9"> <text:s text:c="3"/></text:span><text:span text:style-name="T15">counters</text:span><text:span text:style-name="T9">.</text:span><text:span text:style-name="T7">clear</text:span><text:span text:style-name="T9">();</text:span><text:line-break/><text:span text:style-name="T9"> <text:s text:c="3"/></text:span><text:span text:style-name="T15">counters</text:span><text:span text:style-name="T9">.</text:span><text:span text:style-name="T7">resize</text:span><text:span text:style-name="T9">(</text:span><text:span text:style-name="T15">files</text:span><text:span text:style-name="T9">.</text:span><text:span text:style-name="T7">size</text:span><text:span text:style-name="T9">());</text:span><text:line-break/><text:line-break/><text:span text:style-name="T9"> <text:s text:c="3"/></text:span><text:span text:style-name="T17">// async</text:span><text:line-break/><text:span text:style-name="T17"> <text:s text:c="3"/></text:span><text:span text:style-name="T5">auto </text:span><text:span text:style-name="T15">start2 </text:span><text:span text:style-name="T9">= </text:span><text:span text:style-name="T1">std</text:span><text:span text:style-name="T9">::</text:span><text:span text:style-name="T1">chrono</text:span><text:span text:style-name="T9">::</text:span><text:span text:style-name="T1">system_clock</text:span><text:span text:style-name="T9">::</text:span><text:span text:style-name="T7">now</text:span><text:span text:style-name="T9">();</text:span><text:line-break/><text:span text:style-name="T9"> <text:s text:c="3"/></text:span><text:span text:style-name="T5">for </text:span><text:span text:style-name="T9">(</text:span><text:span text:style-name="T5">int </text:span><text:span text:style-name="T15">i </text:span><text:span text:style-name="T9">= </text:span><text:span text:style-name="T13">0</text:span><text:span text:style-name="T9">; </text:span><text:span text:style-name="T15">i </text:span><text:span text:style-name="T9">&lt; </text:span><text:span text:style-name="T15">files</text:span><text:span text:style-name="T9">.</text:span><text:span text:style-name="T7">size</text:span><text:span text:style-name="T9">(); </text:span><text:span text:style-name="T15">i</text:span><text:span text:style-name="T9">++)</text:span><text:line-break/><text:span text:style-name="T9"> <text:s text:c="3"/>{</text:span><text:line-break/><text:span text:style-name="T9"> <text:s text:c="7"/></text:span><text:span text:style-name="T5">auto </text:span><text:span text:style-name="T15">res </text:span><text:span text:style-name="T9">= </text:span><text:span text:style-name="T1">std</text:span><text:span text:style-name="T9">::</text:span><text:span text:style-name="T7">async</text:span><text:span text:style-name="T9">(</text:span><text:span text:style-name="T1">std</text:span><text:span text:style-name="T9">::</text:span><text:span text:style-name="T1">launch</text:span><text:span text:style-name="T9">::</text:span><text:span text:style-name="T13">async</text:span><text:span text:style-name="T9">, </text:span><text:span text:style-name="T7">count</text:span><text:span text:style-name="T9">, </text:span><text:span text:style-name="T15">files</text:span><text:span text:style-name="T9">.</text:span><text:span text:style-name="T7">at</text:span><text:span text:style-name="T9">(</text:span><text:span text:style-name="T15">i</text:span><text:span text:style-name="T9">), </text:span><text:span text:style-name="T15">word</text:span><text:span text:style-name="T9">, </text:span><text:span text:style-name="T1">std</text:span><text:span text:style-name="T9">::</text:span><text:span text:style-name="T7">ref</text:span><text:span text:style-name="T9">(</text:span><text:span text:style-name="T15">counters</text:span><text:span text:style-name="T9">[</text:span><text:span text:style-name="T15">i</text:span><text:span text:style-name="T9">]));</text:span><text:line-break/><text:span text:style-name="T9"> <text:s text:c="3"/>}</text:span><text:line-break/><text:span text:style-name="T9"> <text:s text:c="3"/></text:span><text:span text:style-name="T5">auto </text:span><text:span text:style-name="T15">stop2 </text:span><text:span text:style-name="T9">= </text:span><text:span text:style-name="T1">std</text:span><text:span text:style-name="T9">::</text:span><text:span text:style-name="T1">chrono</text:span><text:span text:style-name="T9">::</text:span><text:span text:style-name="T1">system_clock</text:span><text:span text:style-name="T9">::</text:span><text:span text:style-name="T7">now</text:span><text:span text:style-name="T9">();</text:span><text:line-break/><text:span text:style-name="T9"> <text:s text:c="3"/></text:span><text:span text:style-name="T1">std</text:span><text:span text:style-name="T9">::</text:span><text:span text:style-name="T15">cout </text:span><text:span text:style-name="T9">&lt;&lt; </text:span><text:span text:style-name="T3">"Async time: " </text:span><text:span text:style-name="T9">&lt;&lt; </text:span><text:span text:style-name="T1">std</text:span><text:span text:style-name="T9">::</text:span><text:span text:style-name="T1">chrono</text:span><text:span text:style-name="T9">::</text:span><text:span text:style-name="T7">duration</text:span><text:span text:style-name="T9">&lt;</text:span><text:span text:style-name="T5">double</text:span><text:span text:style-name="T9">&gt;(</text:span><text:span text:style-name="T15">stop2 </text:span><text:span text:style-name="T9">- </text:span><text:span text:style-name="T15">start2</text:span><text:span text:style-name="T9">).</text:span><text:span text:style-name="T7">count</text:span><text:span text:style-name="T9">() &lt;&lt; </text:span><text:span text:style-name="T3">" sec.</text:span><text:span text:style-name="T9">\n</text:span><text:span text:style-name="T3">"</text:span><text:span text:style-name="T9">;</text:span><text:line-break/><text:line-break/><text:span text:style-name="T9"> <text:s text:c="3"/></text:span><text:span text:style-name="T5">for </text:span><text:span text:style-name="T9">(</text:span><text:span text:style-name="T11">size_t </text:span><text:span text:style-name="T15">i </text:span><text:span text:style-name="T9">= </text:span><text:span text:style-name="T13">0</text:span><text:span text:style-name="T9">; </text:span><text:span text:style-name="T15">i </text:span><text:span text:style-name="T9">&lt; </text:span><text:span text:style-name="T15">counters</text:span><text:span text:style-name="T9">.</text:span><text:span text:style-name="T7">size</text:span><text:span text:style-name="T9">(); </text:span><text:span text:style-name="T15">i</text:span><text:span text:style-name="T9">++)</text:span><text:line-break/><text:span text:style-name="T9"> <text:s text:c="3"/>{</text:span><text:line-break/><text:span text:style-name="T9"> <text:s text:c="7"/></text:span><text:span text:style-name="T1">std</text:span><text:span text:style-name="T9">::</text:span><text:span text:style-name="T15">cout </text:span><text:span text:style-name="T9">&lt;&lt; </text:span><text:span text:style-name="T3">"counter " </text:span><text:span text:style-name="T9">&lt;&lt; </text:span><text:span text:style-name="T15">i </text:span><text:span text:style-name="T9">&lt;&lt;</text:span><text:span text:style-name="T3">" "</text:span><text:span text:style-name="T9">&lt;&lt; </text:span><text:span text:style-name="T15">counters</text:span><text:span text:style-name="T9">[</text:span><text:span text:style-name="T15">i</text:span><text:span text:style-name="T9">] &lt;&lt; </text:span><text:span text:style-name="T3">"</text:span><text:span text:style-name="T9">\n</text:span><text:span text:style-name="T3">"</text:span><text:span text:style-name="T9">;</text:span><text:line-break/><text:span text:style-name="T9"> <text:s text:c="3"/>}</text:span><text:line-break/><text:span text:style-name="T9">}</text:span></text:p>
      <text:p text:style-name="Standard"/>
      <text:p text:style-name="Standard"/>
      <text:p text:style-name="P4">Результаты измерений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размерность</text:p>
          </table:table-cell>
          <table:table-cell table:style-name="Таблица1.A1" office:value-type="string">
            <text:p text:style-name="P7">Thread <text:span text:style-name="T18">( в сек.)</text:span></text:p>
          </table:table-cell>
          <table:table-cell table:style-name="Таблица1.A1" office:value-type="string">
            <text:p text:style-name="P8">Async <text:span text:style-name="T18">(в секундах)</text:span></text:p>
          </table:table-cell>
        </table:table-row>
        <table:table-row>
          <table:table-cell table:style-name="Таблица1.A1" office:value-type="string">
            <text:p text:style-name="P9">2 файла</text:p>
          </table:table-cell>
          <table:table-cell table:style-name="Таблица1.A1" office:value-type="string">
            <text:p text:style-name="Table_20_Contents">0.000148195</text:p>
          </table:table-cell>
          <table:table-cell table:style-name="Таблица1.A1" office:value-type="string">
            <text:p text:style-name="Table_20_Contents">0.000121301</text:p>
          </table:table-cell>
        </table:table-row>
        <table:table-row>
          <table:table-cell table:style-name="Таблица1.A1" office:value-type="string">
            <text:p text:style-name="P10">4 файла</text:p>
          </table:table-cell>
          <table:table-cell table:style-name="Таблица1.A1" office:value-type="string">
            <text:p text:style-name="Table_20_Contents">0.000208526</text:p>
          </table:table-cell>
          <table:table-cell table:style-name="Таблица1.A1" office:value-type="string">
            <text:p text:style-name="Table_20_Contents">0.000201303</text:p>
          </table:table-cell>
        </table:table-row>
        <table:table-row table:style-name="Таблица1.4">
          <table:table-cell table:style-name="Таблица1.A1" office:value-type="string">
            <text:p text:style-name="P11">8 файлов</text:p>
          </table:table-cell>
          <table:table-cell table:style-name="Таблица1.A1" office:value-type="string">
            <text:p text:style-name="Table_20_Contents">0.000486216</text:p>
          </table:table-cell>
          <table:table-cell table:style-name="Таблица1.A1" office:value-type="string">
            <text:p text:style-name="Table_20_Contents">0.000522642</text:p>
          </table:table-cell>
        </table:table-row>
      </table:table>
      <text:p text:style-name="Standard"/>
      <text:p text:style-name="P3">Получились примерно одинаковые результаты.</text:p>
      <text:p text:style-name="P3"/>
      <text:p text:style-name="P5">Задание 2</text:p>
      <text:p text:style-name="P5"/>
      <text:p text:style-name="P13"><text:span text:style-name="T1">#include </text:span><text:span text:style-name="T3">&lt;iostream&gt;</text:span><text:line-break/><text:span text:style-name="T1">#include </text:span><text:span text:style-name="T3">&lt;string&gt;</text:span><text:line-break/><text:span text:style-name="T1">#include </text:span><text:span text:style-name="T3">&lt;queue&gt;</text:span><text:line-break/><text:span text:style-name="T1">#include </text:span><text:span text:style-name="T3">&lt;fstream&gt;</text:span><text:line-break/><text:span text:style-name="T1">#include </text:span><text:span text:style-name="T3">&lt;chrono&gt;</text:span><text:line-break/><text:span text:style-name="T1">#include </text:span><text:span text:style-name="T3">&lt;thread&gt;</text:span><text:line-break/><text:line-break/><text:span text:style-name="T5">using namespace </text:span><text:span text:style-name="T1">std</text:span><text:span text:style-name="T9">;</text:span><text:line-break/><text:line-break/><text:span text:style-name="T11">string </text:span><text:span text:style-name="T15">word_for_find </text:span><text:span text:style-name="T9">= </text:span><text:span text:style-name="T3">"quo"</text:span><text:span text:style-name="T9">;</text:span><text:line-break/><text:span text:style-name="T11">pthread_mutex_t </text:span><text:span text:style-name="T15">pmutex</text:span><text:span text:style-name="T9">;</text:span><text:line-break/><text:span text:style-name="T5">int </text:span><text:span text:style-name="T15">n </text:span><text:span text:style-name="T9">= </text:span><text:span text:style-name="T13">20</text:span><text:span text:style-name="T9">;</text:span><text:line-break/><text:span text:style-name="T5">int </text:span><text:span text:style-name="T15">p </text:span><text:span text:style-name="T9">= </text:span><text:span text:style-name="T13">4</text:span><text:span text:style-name="T9">;</text:span><text:line-break/><text:span text:style-name="T1">queue</text:span><text:span text:style-name="T9">&lt;</text:span><text:span text:style-name="T11">string</text:span><text:span text:style-name="T9">&gt; </text:span><text:span text:style-name="T15">fileNames</text:span><text:span text:style-name="T9">;</text:span><text:line-break/><text:line-break/><text:span text:style-name="T5">void </text:span><text:span text:style-name="T7">ThreadFunction</text:span><text:span text:style-name="T9">() {</text:span><text:line-break/><text:span text:style-name="T9"> <text:s text:c="3"/></text:span><text:span text:style-name="T5">while </text:span><text:span text:style-name="T9">(</text:span><text:span text:style-name="T5">true</text:span><text:span text:style-name="T9">)</text:span><text:line-break/><text:span text:style-name="T9"> <text:s text:c="3"/>{</text:span><text:line-break/><text:span text:style-name="T9"> <text:s text:c="7"/></text:span><text:span text:style-name="T7">pthread_mutex_lock</text:span><text:span text:style-name="T9">(&amp;</text:span><text:span text:style-name="T15">pmutex</text:span><text:span text:style-name="T9">);</text:span><text:line-break/><text:span text:style-name="T9"> <text:s text:c="7"/></text:span><text:span text:style-name="T5">if </text:span><text:span text:style-name="T9">(</text:span><text:span text:style-name="T15">fileNames</text:span><text:span text:style-name="T9">.</text:span><text:span text:style-name="T7">empty</text:span><text:span text:style-name="T9">()) {</text:span><text:line-break/><text:span text:style-name="T9"> <text:s text:c="11"/></text:span><text:span text:style-name="T7">pthread_mutex_unlock</text:span><text:span text:style-name="T9">(&amp;</text:span><text:span text:style-name="T15">pmutex</text:span><text:span text:style-name="T9">);</text:span><text:line-break/><text:span text:style-name="T9"> <text:s text:c="11"/></text:span><text:span text:style-name="T5">break</text:span><text:span text:style-name="T9">;</text:span><text:line-break/><text:span text:style-name="T9"> <text:s text:c="7"/>}</text:span><text:line-break/><text:span text:style-name="T9"> <text:s text:c="7"/></text:span><text:span text:style-name="T11">string </text:span><text:span text:style-name="T15">fileName </text:span><text:span text:style-name="T9">= </text:span><text:span text:style-name="T15">fileNames</text:span><text:span text:style-name="T9">.</text:span><text:span text:style-name="T7">front</text:span><text:span text:style-name="T9">();</text:span><text:line-break/><text:span text:style-name="T9"> <text:s text:c="7"/></text:span><text:span text:style-name="T15">fileNames</text:span><text:span text:style-name="T9">.</text:span><text:span text:style-name="T7">pop</text:span><text:span text:style-name="T9">();</text:span><text:line-break/><text:span text:style-name="T9"> <text:s text:c="7"/></text:span><text:span text:style-name="T7">pthread_mutex_unlock</text:span><text:span text:style-name="T9">(&amp;</text:span><text:span text:style-name="T15">pmutex</text:span><text:span text:style-name="T9">);</text:span><text:line-break/><text:span text:style-name="T9"> <text:s text:c="7"/></text:span><text:span text:style-name="T11">ifstream </text:span><text:span text:style-name="T15">fin</text:span><text:span text:style-name="T9">;</text:span><text:line-break/><text:span text:style-name="T9"> <text:s text:c="7"/></text:span><text:span text:style-name="T15">fin</text:span><text:span text:style-name="T9">.</text:span><text:span text:style-name="T7">open</text:span><text:span text:style-name="T9">(</text:span><text:span text:style-name="T15">fileName</text:span><text:span text:style-name="T9">);</text:span><text:line-break/><text:span text:style-name="T9"> <text:s text:c="7"/></text:span><text:span text:style-name="T5">int </text:span><text:span text:style-name="T15">counter </text:span><text:span text:style-name="T9">= </text:span><text:span text:style-name="T13">0</text:span><text:span text:style-name="T9">;</text:span><text:line-break/><text:span text:style-name="T9"> <text:s text:c="7"/></text:span><text:span text:style-name="T5">while </text:span><text:span text:style-name="T9">(!</text:span><text:span text:style-name="T15">fin</text:span><text:span text:style-name="T9">.</text:span><text:span text:style-name="T7">eof</text:span><text:span text:style-name="T9">())</text:span><text:line-break/><text:span text:style-name="T9"> <text:s text:c="7"/>{</text:span><text:line-break/><text:span text:style-name="T9"> <text:s text:c="11"/></text:span><text:span text:style-name="T11">string </text:span><text:span text:style-name="T15">word</text:span><text:span text:style-name="T9">;</text:span><text:line-break/><text:soft-page-break/><text:span text:style-name="T9"> <text:s text:c="11"/></text:span><text:span text:style-name="T15">fin </text:span><text:span text:style-name="T9">&gt;&gt; </text:span><text:span text:style-name="T15">word</text:span><text:span text:style-name="T9">;</text:span><text:line-break/><text:span text:style-name="T9"> <text:s text:c="11"/></text:span><text:span text:style-name="T5">if </text:span><text:span text:style-name="T9">(</text:span><text:span text:style-name="T15">word </text:span><text:span text:style-name="T9">== </text:span><text:span text:style-name="T15">word_for_find</text:span><text:span text:style-name="T9">) {</text:span><text:line-break/><text:span text:style-name="T9"> <text:s text:c="15"/></text:span><text:span text:style-name="T15">counter</text:span><text:span text:style-name="T9">++;</text:span><text:line-break/><text:span text:style-name="T9"> <text:s text:c="11"/>}</text:span><text:line-break/><text:span text:style-name="T9"> <text:s text:c="7"/>}</text:span><text:line-break/><text:span text:style-name="T9"> <text:s text:c="7"/></text:span><text:span text:style-name="T15">fin</text:span><text:span text:style-name="T9">.</text:span><text:span text:style-name="T7">close</text:span><text:span text:style-name="T9">();</text:span><text:line-break/><text:span text:style-name="T9"> <text:s text:c="7"/></text:span><text:span text:style-name="T7">pthread_mutex_lock</text:span><text:span text:style-name="T9">(&amp;</text:span><text:span text:style-name="T15">pmutex</text:span><text:span text:style-name="T9">);</text:span><text:line-break/><text:span text:style-name="T9"> <text:s text:c="7"/></text:span><text:span text:style-name="T15">cout </text:span><text:span text:style-name="T9">&lt;&lt; </text:span><text:span text:style-name="T15">fileName </text:span><text:span text:style-name="T9">&lt;&lt; </text:span><text:span text:style-name="T3">": " </text:span><text:span text:style-name="T9">&lt;&lt; </text:span><text:span text:style-name="T15">counter </text:span><text:span text:style-name="T9">&lt;&lt; </text:span><text:span text:style-name="T7">endl</text:span><text:span text:style-name="T9">;</text:span><text:line-break/><text:span text:style-name="T9"> <text:s text:c="7"/></text:span><text:span text:style-name="T7">pthread_mutex_unlock</text:span><text:span text:style-name="T9">(&amp;</text:span><text:span text:style-name="T15">pmutex</text:span><text:span text:style-name="T9">);</text:span><text:line-break/><text:span text:style-name="T9"> <text:s text:c="3"/>}</text:span><text:line-break/><text:span text:style-name="T9">}</text:span><text:line-break/><text:line-break/><text:span text:style-name="T5">int </text:span><text:span text:style-name="T7">main</text:span><text:span text:style-name="T9">() {</text:span><text:line-break/><text:span text:style-name="T9"> <text:s text:c="3"/></text:span><text:span text:style-name="T7">pthread_mutex_init</text:span><text:span text:style-name="T9">(&amp;</text:span><text:span text:style-name="T15">pmutex</text:span><text:span text:style-name="T9">, </text:span><text:span text:style-name="T5">nullptr</text:span><text:span text:style-name="T9">);</text:span><text:line-break/><text:line-break/><text:span text:style-name="T9"> <text:s text:c="3"/></text:span><text:span text:style-name="T11">ifstream </text:span><text:span text:style-name="T15">fin</text:span><text:span text:style-name="T9">(</text:span><text:span text:style-name="T3">"files.txt"</text:span><text:span text:style-name="T9">);</text:span><text:line-break/><text:span text:style-name="T9"> <text:s text:c="3"/></text:span><text:span text:style-name="T5">for </text:span><text:span text:style-name="T9">(</text:span><text:span text:style-name="T5">int </text:span><text:span text:style-name="T15">i </text:span><text:span text:style-name="T9">= </text:span><text:span text:style-name="T13">0</text:span><text:span text:style-name="T9">; </text:span><text:span text:style-name="T15">i </text:span><text:span text:style-name="T9">&lt; </text:span><text:span text:style-name="T15">n</text:span><text:span text:style-name="T9">; </text:span><text:span text:style-name="T15">i</text:span><text:span text:style-name="T9">++) {</text:span><text:line-break/><text:span text:style-name="T9"> <text:s text:c="7"/></text:span><text:span text:style-name="T11">string </text:span><text:span text:style-name="T15">word</text:span><text:span text:style-name="T9">;</text:span><text:line-break/><text:span text:style-name="T9"> <text:s text:c="7"/></text:span><text:span text:style-name="T15">fin </text:span><text:span text:style-name="T9">&gt;&gt; </text:span><text:span text:style-name="T15">word</text:span><text:span text:style-name="T9">;</text:span><text:line-break/><text:span text:style-name="T9"> <text:s text:c="7"/></text:span><text:span text:style-name="T15">fileNames</text:span><text:span text:style-name="T9">.</text:span><text:span text:style-name="T7">push</text:span><text:span text:style-name="T9">(</text:span><text:span text:style-name="T15">word</text:span><text:span text:style-name="T9">);</text:span><text:line-break/><text:span text:style-name="T9"> <text:s text:c="3"/>}</text:span><text:line-break/><text:span text:style-name="T9"> <text:s text:c="3"/></text:span><text:span text:style-name="T15">fin</text:span><text:span text:style-name="T9">.</text:span><text:span text:style-name="T7">close</text:span><text:span text:style-name="T9">();</text:span><text:line-break/><text:line-break/><text:span text:style-name="T9"> <text:s text:c="3"/></text:span><text:span text:style-name="T1">std</text:span><text:span text:style-name="T9">::</text:span><text:span text:style-name="T1">vector</text:span><text:span text:style-name="T9">&lt;</text:span><text:span text:style-name="T1">std</text:span><text:span text:style-name="T9">::</text:span><text:span text:style-name="T1">thread</text:span><text:span text:style-name="T9">&gt; </text:span><text:span text:style-name="T15">threads</text:span><text:span text:style-name="T9">(</text:span><text:span text:style-name="T15">fileNames</text:span><text:span text:style-name="T9">.</text:span><text:span text:style-name="T7">size</text:span><text:span text:style-name="T9">());</text:span><text:line-break/><text:line-break/><text:span text:style-name="T9"> <text:s text:c="3"/></text:span><text:span text:style-name="T5">auto </text:span><text:span text:style-name="T15">start </text:span><text:span text:style-name="T9">= </text:span><text:span text:style-name="T1">chrono</text:span><text:span text:style-name="T9">::</text:span><text:span text:style-name="T1">system_clock</text:span><text:span text:style-name="T9">::</text:span><text:span text:style-name="T7">now</text:span><text:span text:style-name="T9">();</text:span><text:line-break/><text:line-break/><text:span text:style-name="T9"> <text:s text:c="3"/></text:span><text:span text:style-name="T5">for </text:span><text:span text:style-name="T9">(</text:span><text:span text:style-name="T5">int </text:span><text:span text:style-name="T15">k </text:span><text:span text:style-name="T9">= </text:span><text:span text:style-name="T13">0</text:span><text:span text:style-name="T9">; </text:span><text:span text:style-name="T15">k </text:span><text:span text:style-name="T9">&lt; </text:span><text:span text:style-name="T15">p</text:span><text:span text:style-name="T9">; </text:span><text:span text:style-name="T15">k</text:span><text:span text:style-name="T9">++) {</text:span><text:line-break/><text:span text:style-name="T9"> <text:s text:c="7"/></text:span><text:span text:style-name="T15">threads</text:span><text:span text:style-name="T9">[</text:span><text:span text:style-name="T15">k</text:span><text:span text:style-name="T9">] = </text:span><text:span text:style-name="T1">std</text:span><text:span text:style-name="T9">::</text:span><text:span text:style-name="T7">thread</text:span><text:span text:style-name="T9">(</text:span><text:span text:style-name="T7">ThreadFunction</text:span><text:span text:style-name="T9">);</text:span><text:line-break/><text:span text:style-name="T9"> <text:s text:c="7"/></text:span><text:span text:style-name="T15">threads</text:span><text:span text:style-name="T9">[</text:span><text:span text:style-name="T15">k</text:span><text:span text:style-name="T9">].</text:span><text:span text:style-name="T7">join</text:span><text:span text:style-name="T9">();</text:span><text:line-break/><text:span text:style-name="T9"> <text:s text:c="3"/>}</text:span><text:line-break/><text:line-break/><text:span text:style-name="T9"> <text:s text:c="3"/></text:span><text:span text:style-name="T5">auto </text:span><text:span text:style-name="T15">stop </text:span><text:span text:style-name="T9">= </text:span><text:span text:style-name="T1">chrono</text:span><text:span text:style-name="T9">::</text:span><text:span text:style-name="T1">system_clock</text:span><text:span text:style-name="T9">::</text:span><text:span text:style-name="T7">now</text:span><text:span text:style-name="T9">();</text:span><text:line-break/><text:line-break/><text:span text:style-name="T9"> <text:s text:c="3"/></text:span><text:span text:style-name="T15">cout </text:span><text:span text:style-name="T9">&lt;&lt; </text:span><text:span text:style-name="T3">"Time: " </text:span><text:span text:style-name="T9">&lt;&lt; </text:span><text:span text:style-name="T1">chrono</text:span><text:span text:style-name="T9">::</text:span><text:span text:style-name="T7">duration</text:span><text:span text:style-name="T9">&lt;</text:span><text:span text:style-name="T5">double</text:span><text:span text:style-name="T9">&gt;(</text:span><text:span text:style-name="T15">stop </text:span><text:span text:style-name="T9">- </text:span><text:span text:style-name="T15">start</text:span><text:span text:style-name="T9">).</text:span><text:span text:style-name="T7">count</text:span><text:span text:style-name="T9">() &lt;&lt; </text:span><text:span text:style-name="T3">" sec.</text:span><text:span text:style-name="T9">\n</text:span><text:span text:style-name="T3">"</text:span><text:span text:style-name="T9">;</text:span><text:line-break/><text:line-break/><text:span text:style-name="T9"> <text:s text:c="3"/></text:span><text:span text:style-name="T7">pthread_attr_destroy</text:span><text:span text:style-name="T9">(</text:span><text:span text:style-name="T5">reinterpret_cast</text:span><text:span text:style-name="T9">&lt;</text:span><text:span text:style-name="T11">pthread_attr_t </text:span><text:span text:style-name="T9">*&gt;(&amp;</text:span><text:span text:style-name="T15">pmutex</text:span><text:span text:style-name="T9">));</text:span><text:line-break/><text:span text:style-name="T9"> <text:s text:c="3"/></text:span><text:span text:style-name="T5">return </text:span><text:span text:style-name="T13">0</text:span><text:span text:style-name="T9">;</text:span><text:line-break/><text:span text:style-name="T9">}</text:span></text:p>
      <text:p text:style-name="P5"/>
      <text:p text:style-name="P14">Результаты измерений: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7">размерность</text:p>
          </table:table-cell>
          <table:table-cell table:style-name="Таблица2.A1" office:value-type="string">
            <text:p text:style-name="P18"><text:span text:style-name="T20">C++ </text:span>Thread <text:span text:style-name="T18">( в сек.)</text:span></text:p>
          </table:table-cell>
          <table:table-cell table:style-name="Таблица2.A1" office:value-type="string">
            <text:p text:style-name="P19"><text:span text:style-name="T21">WinApi</text:span><text:span text:style-name="T18"> (в секундах)</text:span></text:p>
          </table:table-cell>
        </table:table-row>
        <table:table-row>
          <table:table-cell table:style-name="Таблица2.A1" office:value-type="string">
            <text:p text:style-name="P20">2 файла</text:p>
          </table:table-cell>
          <table:table-cell table:style-name="Таблица2.A1" office:value-type="string">
            <text:p text:style-name="P23">0.000<text:span text:style-name="T19">201456</text:span></text:p>
          </table:table-cell>
          <table:table-cell table:style-name="Таблица2.A1" office:value-type="string">
            <text:p text:style-name="P23">0.000<text:span text:style-name="T22">190235</text:span></text:p>
          </table:table-cell>
        </table:table-row>
        <table:table-row>
          <table:table-cell table:style-name="Таблица2.A1" office:value-type="string">
            <text:p text:style-name="P21">4 файла</text:p>
          </table:table-cell>
          <table:table-cell table:style-name="Таблица2.A1" office:value-type="string">
            <text:p text:style-name="P23">0.000<text:span text:style-name="T19">256232</text:span></text:p>
          </table:table-cell>
          <table:table-cell table:style-name="Таблица2.A1" office:value-type="string">
            <text:p text:style-name="P23">0.000<text:span text:style-name="T22">265321</text:span></text:p>
          </table:table-cell>
        </table:table-row>
        <table:table-row table:style-name="Таблица2.4">
          <table:table-cell table:style-name="Таблица2.A1" office:value-type="string">
            <text:p text:style-name="P22">8 файлов</text:p>
          </table:table-cell>
          <table:table-cell table:style-name="Таблица2.A1" office:value-type="string">
            <text:p text:style-name="P23">0.000<text:span text:style-name="T19">502145</text:span></text:p>
          </table:table-cell>
          <table:table-cell table:style-name="Таблица2.A1" office:value-type="string">
            <text:p text:style-name="P23">0.000<text:span text:style-name="T22">513325</text:span></text:p>
          </table:table-cell>
        </table:table-row>
      </table:table>
      <text:p text:style-name="P15"/>
      <text:p text:style-name="P16">Реализации на базе потоков c++ и WinApi <text:span text:style-name="T23">с</text:span>работали примерно одинаковое врем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8:10:11.452300257</meta:creation-date>
    <meta:generator>LibreOffice/7.3.7.2$Linux_X86_64 LibreOffice_project/30$Build-2</meta:generator>
    <dc:date>2022-12-02T15:15:19.529292717</dc:date>
    <meta:editing-duration>PT32M17S</meta:editing-duration>
    <meta:editing-cycles>26</meta:editing-cycles>
    <meta:document-statistic meta:table-count="2" meta:image-count="0" meta:object-count="0" meta:page-count="3" meta:paragraph-count="32" meta:word-count="441" meta:character-count="4148" meta:non-whitespace-character-count="3049"/>
  </office:meta>
</office:document-meta>
</file>